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d6197" officeooo:paragraph-rsid="000d6197"/>
    </style:style>
    <style:style style:name="P2" style:family="paragraph" style:parent-style-name="Standard">
      <style:paragraph-properties fo:text-align="start" style:justify-single-word="false"/>
      <style:text-properties officeooo:rsid="000d6197" officeooo:paragraph-rsid="000d6197"/>
    </style:style>
    <style:style style:name="P3" style:family="paragraph" style:parent-style-name="Standard">
      <style:paragraph-properties fo:text-align="start" style:justify-single-word="false"/>
      <style:text-properties officeooo:rsid="000d6197" officeooo:paragraph-rsid="0014ed7d"/>
    </style:style>
    <style:style style:name="P4" style:family="paragraph" style:parent-style-name="Standard">
      <style:paragraph-properties fo:text-align="start" style:justify-single-word="false"/>
      <style:text-properties officeooo:paragraph-rsid="000d6197"/>
    </style:style>
    <style:style style:name="P5" style:family="paragraph" style:parent-style-name="Standard">
      <style:paragraph-properties fo:text-align="start" style:justify-single-word="false"/>
      <style:text-properties officeooo:rsid="000e5e1c" officeooo:paragraph-rsid="000e5e1c"/>
    </style:style>
    <style:style style:name="P6" style:family="paragraph" style:parent-style-name="Standard">
      <style:paragraph-properties fo:text-align="start" style:justify-single-word="false"/>
      <style:text-properties officeooo:rsid="0011a851" officeooo:paragraph-rsid="000d6197"/>
    </style:style>
    <style:style style:name="P7" style:family="paragraph" style:parent-style-name="Standard">
      <style:paragraph-properties fo:text-align="start" style:justify-single-word="false"/>
      <style:text-properties officeooo:rsid="0014ed7d" officeooo:paragraph-rsid="000d6197"/>
    </style:style>
    <style:style style:name="T1" style:family="text">
      <style:text-properties officeooo:rsid="000d6197"/>
    </style:style>
    <style:style style:name="T2" style:family="text">
      <style:text-properties officeooo:rsid="000e5e1c"/>
    </style:style>
    <style:style style:name="T3" style:family="text">
      <style:text-properties officeooo:rsid="001013f2"/>
    </style:style>
    <style:style style:name="T4" style:family="text">
      <style:text-properties officeooo:rsid="00102c39"/>
    </style:style>
    <style:style style:name="T5" style:family="text">
      <style:text-properties officeooo:rsid="0011a851"/>
    </style:style>
    <style:style style:name="T6" style:family="text">
      <style:text-properties officeooo:rsid="00139305"/>
    </style:style>
    <style:style style:name="T7" style:family="text">
      <style:text-properties officeooo:rsid="0014ed7d"/>
    </style:style>
    <style:style style:name="T8" style:family="text">
      <style:text-properties officeooo:rsid="0015785e"/>
    </style:style>
    <style:style style:name="T9" style:family="text">
      <style:text-properties officeooo:rsid="00157935"/>
    </style:style>
    <style:style style:name="T10" style:family="text">
      <style:text-properties officeooo:rsid="00168b4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cénario nominal: Piloter le rove<text:span text:style-name="T2">r</text:span></text:p>
      <text:p text:style-name="P1"/>
      <text:p text:style-name="P2"/>
      <text:p text:style-name="P5">Scénario principal</text:p>
      <text:p text:style-name="P5"/>
      <text:p text:style-name="P2"><text:tab/>1. L’utilisateur lance une partie en appuyant sur un bouton</text:p>
      <text:p text:style-name="P2"><text:tab/>2. Le programme principal se lance et affiche l’interface</text:p>
      <text:p text:style-name="P2"><text:tab/>3. L’utilisateur appuie sur la touche permettant d’avancer</text:p>
      <text:p text:style-name="P2"><text:tab/><text:span text:style-name="T5">4</text:span>. Le rover virtuel avance tant que la touche est enfoncée</text:p>
      <text:p text:style-name="P6"><text:tab/>5. L’utilisateur relâche la touche</text:p>
      <text:p text:style-name="P2"><text:tab/><text:span text:style-name="T5">6. Le rover s’arrête</text:span></text:p>
      <text:p text:style-name="P2"><text:tab/><text:span text:style-name="T7">7</text:span>. L’utilisateur appuie sur la touche permettant de reculer</text:p>
      <text:p text:style-name="P2"><text:tab/><text:span text:style-name="T7">8</text:span>. Le rover recule tant que la touche est enfoncée</text:p>
      <text:p text:style-name="P2"><text:span text:style-name="T6"><text:tab/></text:span><text:span text:style-name="T7">9</text:span><text:span text:style-name="T6">. L’utilisateur relâche la touche</text:span></text:p>
      <text:p text:style-name="P2"><text:tab/><text:span text:style-name="T7">10</text:span><text:span text:style-name="T6">. Le rover s’arrête </text:span></text:p>
      <text:p text:style-name="P2"><text:tab/><text:span text:style-name="T7">11</text:span>. L’utilisateur appuie sur la touche permettant de <text:span text:style-name="T5">pivoter</text:span></text:p>
      <text:p text:style-name="P2"><text:tab/><text:span text:style-name="T7">12</text:span>. Le rover pivote sur lui-même tant que la touche est enfoncée</text:p>
      <text:p text:style-name="P2"><text:span text:style-name="T6"><text:tab/></text:span><text:span text:style-name="T7">13</text:span><text:span text:style-name="T6">. L’utilisateur relâche la touche</text:span></text:p>
      <text:p text:style-name="P2"><text:tab/><text:span text:style-name="T6">1</text:span><text:span text:style-name="T7">4</text:span><text:span text:style-name="T6">. Le rover s’arrête</text:span></text:p>
      <text:p text:style-name="P2"><text:tab/><text:span text:style-name="T7">15</text:span>. L’utilisateur appuie sur la touche permettant d’ avancer</text:p>
      <text:p text:style-name="P2"><text:tab/>1<text:span text:style-name="T7">6</text:span>. Le rover avance tant que la touche est enfoncée</text:p>
      <text:p text:style-name="P2"><text:tab/>1<text:span text:style-name="T7">7</text:span>. L’utilisateur relâche la touche avant de percuter un rocher</text:p>
      <text:p text:style-name="P2"><text:tab/>1<text:span text:style-name="T7">8</text:span>. Le rover s’arrête</text:p>
      <text:p text:style-name="P2"><text:span text:style-name="T2"><text:tab/>1</text:span><text:span text:style-name="T7">9</text:span>. L’utilisateur appuie sur la touche permettant de creuser</text:p>
      <text:p text:style-name="P2"><text:tab/><text:span text:style-name="T7">20</text:span>. Le rover utilise sa foreuse pour détruire le rocher et en collecter un échantillon</text:p>
      <text:p text:style-name="P2"><text:tab/><text:span text:style-name="T7">21</text:span>. L’utilisateur appuie sur la touche permettant de lancer une analyse</text:p>
      <text:p text:style-name="P2"><text:tab/><text:span text:style-name="T7">22</text:span>. Le résultat de l’analyse est affiché à l’écran</text:p>
      <text:p text:style-name="P2"><text:tab/><text:span text:style-name="T7">23</text:span>. L’utilisateur appuie sur la touche permettant de régler la vitesse</text:p>
      <text:p text:style-name="P2"><text:tab/><text:span text:style-name="T7">24</text:span>. L’utilisateur a<text:span text:style-name="T7">ppuie sur la touche permettant d’augmenter la vitesse</text:span></text:p>
      <text:p text:style-name="P7"><text:tab/>25. La jauge de vitesse augmente tant que la touche est enfoncée</text:p>
      <text:p text:style-name="P7"><text:tab/>26. L’utilisateur relâche la touche</text:p>
      <text:p text:style-name="P7"><text:tab/>27. La jauge de vitesse arrête d’augmenter</text:p>
      <text:p text:style-name="P7"><text:tab/>28. L’utilisateur appuie sur la touche permettant de confirmer la vitesse choisie</text:p>
      <text:p text:style-name="P7"><text:tab/>29. La vitesse choisie est appliquée</text:p>
      <text:p text:style-name="P2"><text:tab/><text:span text:style-name="T7">30</text:span>. L’utilisateur appuie sur la touche permettant d’avancer</text:p>
      <text:p text:style-name="P3"><text:tab/><text:span text:style-name="T8">31. </text:span>Le rover <text:span text:style-name="T7">avance</text:span> tant que la touche est enfoncée</text:p>
      <text:p text:style-name="P3"><text:tab/><text:span text:style-name="T7">3</text:span><text:span text:style-name="T8">2</text:span><text:span text:style-name="T6">. L’utilisateur relâche la touche</text:span></text:p>
      <text:p text:style-name="P3"><text:tab/><text:span text:style-name="T7">3</text:span><text:span text:style-name="T8">3</text:span><text:span text:style-name="T6">. Le rover s’arrête</text:span></text:p>
      <text:p text:style-name="P2"><text:tab/><text:span text:style-name="T7">3</text:span><text:span text:style-name="T8">4</text:span>. L’utilisateur clique sur le bouton permettant d’afficher le menu</text:p>
      <text:p text:style-name="P2"><text:tab/><text:span text:style-name="T7">3</text:span><text:span text:style-name="T8">5</text:span>. Le simulateur se met en pause et le menu s’affiche </text:p>
      <text:p text:style-name="P2"><text:tab/><text:span text:style-name="T7">3</text:span><text:span text:style-name="T8">6</text:span>. L’utilisateur clique sur le bouton «revenir à l’écran-titre»</text:p>
      <text:p text:style-name="P4"><text:span text:style-name="T1"><text:tab/></text:span><text:span text:style-name="T7">3</text:span><text:span text:style-name="T8">7</text:span><text:span text:style-name="T1">. Le programme retourne à l’écran d’accueil</text:span></text:p>
      <text:p text:style-name="P2"><text:tab/><text:span text:style-name="T7">3</text:span><text:span text:style-name="T8">8</text:span>. L’utilisateur clique sur le bouton «déconnexion»</text:p>
      <text:p text:style-name="P2"><text:tab/><text:span text:style-name="T7">3</text:span><text:span text:style-name="T8">9</text:span>. L’utilisateur est déconnecté de son compte</text:p>
      <text:p text:style-name="P2"><text:tab/><text:span text:style-name="T8">40</text:span>. L’utilisateur ferme le programme</text:p>
      <text:p text:style-name="P2"/>
      <text:p text:style-name="P5">Cas alternatif: <text:span text:style-name="T3">Collision avec un obstacle</text:span></text:p>
      <text:p text:style-name="P5"/>
      <text:p text:style-name="P5"><text:tab/>11. L’utilisateur reste appuyé sur la touche</text:p>
      <text:p text:style-name="P5"><text:tab/>12. Le rover ne s’arrête pas et percute un rocher</text:p>
      <text:p text:style-name="P5"><text:tab/>13. Le système indique que le rover est bloqué par un rocher</text:p>
      <text:p text:style-name="P5"><text:tab/>14. Le rover est endommagé et perd des points de vie</text:p>
      <text:p text:style-name="P5"><text:soft-page-break/></text:p>
      <text:p text:style-name="P5"><text:tab/>Le scénario reprend à l’étape 1<text:span text:style-name="T9">9</text:span></text:p>
      <text:p text:style-name="P5"/>
      <text:p text:style-name="P5">Cas d’exception: <text:span text:style-name="T4">Echec de la mission</text:span></text:p>
      <text:p text:style-name="P5"/>
      <text:p text:style-name="P5"><text:tab/>11. L’utilisateur reste appuyé sur la touche</text:p>
      <text:p text:style-name="P5"><text:tab/>12. Le rover ne s’arrête pas et continue d’avancer jusqu’à tomber du haut d’une montagne</text:p>
      <text:p text:style-name="P5"><text:tab/>13. Le rover tombe à court de points de vie</text:p>
      <text:p text:style-name="P5"><text:tab/>14. Le système indique que le rover est trop endommagé pour continuer sa mission</text:p>
      <text:p text:style-name="P5"><text:tab/>15. Le système indique que la partie est terminée</text:p>
      <text:p text:style-name="P5"><text:tab/></text:p>
      <text:p text:style-name="P5"><text:tab/>Le scénario reprend à l’étape <text:span text:style-name="T10">37</text:span></text:p>
      <text:p text:style-name="P5"/>
      <text:p text:style-name="P5"><text:tab/></text:p>
      <text:p text:style-name="P5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9T18:07:05.608543059</meta:creation-date>
    <dc:date>2024-03-26T00:06:47.277136168</dc:date>
    <meta:editing-duration>PT37M7S</meta:editing-duration>
    <meta:editing-cycles>10</meta:editing-cycles>
    <meta:generator>LibreOffice/7.3.7.2$Linux_X86_64 LibreOffice_project/30$Build-2</meta:generator>
    <meta:document-statistic meta:table-count="0" meta:image-count="0" meta:object-count="0" meta:page-count="2" meta:paragraph-count="58" meta:word-count="454" meta:character-count="2782" meta:non-whitespace-character-count="2327"/>
  </office:meta>
</office:document-meta>
</file>